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1.2256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1.3972in"/>
    </style:style>
    <style:style style:name="co21" style:family="table-column">
      <style:table-column-properties fo:break-before="auto" style:column-width="0.8283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0327in"/>
    </style:style>
    <style:style style:name="co24" style:family="table-column">
      <style:table-column-properties fo:break-before="auto" style:column-width="0.753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bel_tmpl-2022-05-20-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numCommits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imgFilePct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cLinePct</text:p>
          </table:table-cell>
          <table:table-cell office:value-type="string" calcext:value-type="string">
            <text:p>c-plus-plusLinePct</text:p>
          </table:table-cell>
          <table:table-cell office:value-type="string" calcext:value-type="string">
            <text:p>dataLinePct</text:p>
          </table:table-cell>
          <table:table-cell office:value-type="string" calcext:value-type="string">
            <text:p>goLinePct</text:p>
          </table:table-cell>
          <table:table-cell office:value-type="string" calcext:value-type="string">
            <text:p>interfaceLinePct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latexLinePct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localization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pydataLinePct</text:p>
          </table:table-cell>
          <table:table-cell office:value-type="string" calcext:value-type="string">
            <text:p>pythonLinePct</text:p>
          </table:table-cell>
          <table:table-cell office:value-type="string" calcext:value-type="string">
            <text:p>rpm-packageLinePct</text:p>
          </table:table-cell>
          <table:table-cell office:value-type="string" calcext:value-type="string">
            <text:p>rustLinePct</text:p>
          </table:table-cell>
          <table:table-cell office:value-type="string" calcext:value-type="string">
            <text:p>shellLinePct</text:p>
          </table:table-cell>
          <table:table-cell office:value-type="string" calcext:value-type="string">
            <text:p>solidityLinePct</text:p>
          </table:table-cell>
          <table:table-cell office:value-type="string" calcext:value-type="string">
            <text:p>swiftLinePct</text:p>
          </table:table-cell>
          <table:table-cell office:value-type="string" calcext:value-type="string">
            <text:p>txtLinePct</text:p>
          </table:table-cell>
          <table:table-cell office:value-type="string" calcext:value-type="string">
            <text:p>yarnLinePct</text:p>
          </table:table-cell>
        </table:table-row>
        <table:table-row table:style-name="ro1">
          <table:table-cell office:value-type="string" calcext:value-type="string">
            <text:p>499d239bf9842f414833b493ebc4ca9e639c26a8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13bd51d912e6143f4df25eb790ca03bae855a7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d27123d8e77465ffc4895a74eff611b0f5bbd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1.11" calcext:value-type="float">
            <text:p>91.1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92265854c2139eb458123fd94ee6b20041d749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5cfbd69923521f650f7be12432873b6aafa6fe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6691bd62d022054b4289fa5d51ef71f9d5abdb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e3b6c545481a7d30993ef9574b0108e3257992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8790a7a42833daf3968d497cbc46ab27c03383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.07" calcext:value-type="float">
            <text:p>91.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20397c938dad84449bf0735022917c7006dd07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7763bed39594efa1a4d8f8df00a48ade4fbc26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5.08" calcext:value-type="float">
            <text:p>95.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e3b94460bb0dab610e968431d2f7e51a4d6863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147b00ee3144306f8b90a442be3a422bc60f2c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8.85" calcext:value-type="float">
            <text:p>98.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6555f9c1061712ef92e0bc1bb9806fdd229d33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dbcdae87f7a8aaaf1a9bae663a5fac8c856a40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8f566cbf353e896529c678bb6758296eeaa13b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f626ace6c7f9d0c2f4c52bafe977c1c47bc395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9.06" calcext:value-type="float">
            <text:p>99.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d3d0fdb48cf271676f74c50d5d52819a2e9e01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761cb418635c48145c7ac909c2faeceb720221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deb9cd057007faf9ca5519bb2cca448dc7de9c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1012843732438d3acaa7dd9c01ec38725d26f</text:p>
          </table:table-cell>
          <table:table-cell office:value-type="string" calcext:value-type="string">
            <text:p>Python</text:p>
          </table:table-cell>
          <table:table-cell office:value-type="float" office:value="0" calcext:value-type="float">
            <text:p>0</text:p>
          </table:table-cell>
          <table:table-cell office:value-type="float" office:value="40262" calcext:value-type="float">
            <text:p>4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37cdd5bf40da73b1fca4953df57229866c73ea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f4717d2d219c59af8c61d90d8b3c2a6b6c9900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1f9a2d23838cef5e9730896a669e9c61c8921f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59b4073c266814d12d0c2b996f503ff22844fc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59012c1df5de2152cfda1c18ff719ee858204d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a873503692d052df8910b059b1002b9bc037bb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2ed9e5d34302db527ad5fe7bf18566002d56d5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681f8eea412b3f0420fcd3f644d672f87fddcd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73ae2a20343e7c6d66d51642140ffa95fdf60f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d3d6faed244f868f8a57c5c9d7d10584fdb07a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c4bd085c9eb4c0598c311f13020dfcc4d2b694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631525f637a457d19f977248d63b2430dd0262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e160a8943bce3272cb53e574d35fd4e70163de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d1b0d2ddfd76c9aa7cf493e510aff7f0811366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e1cafb38d30d704d8f087083429a9671e0e217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4.11" calcext:value-type="float">
            <text:p>9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afc777ddbf929c51beea830e86eed418793f59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eb843d34300c672ae852a02bb6edec04741b77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8d49fc927da849919858a65997cb656325e53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2af0f3428c4553df05fbae5bdbf8d0fc93d9ee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d925cedd3630c7a5c5181ab939cfa0378925ba</text:p>
          </table:table-cell>
          <table:table-cell office:value-type="string" calcext:value-type="string">
            <text:p>Markdown</text:p>
          </table:table-cell>
          <table:table-cell office:value-type="float" office:value="1" calcext:value-type="float">
            <text:p>1</text:p>
          </table:table-cell>
          <table:table-cell office:value-type="float" office:value="14693" calcext:value-type="float">
            <text:p>14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6ed379e352ca035a0e63feaba246cb59c598be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ab797e02246c25b237cb3181e870a90a54929f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d477ceee4ee2713cf5a0cc4f4451319230a92a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2ff97c63c36d8315c275fa7bc102b4ce0bbf09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251d43b7c99c63de87c1cec384907ebc50d75b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eaee20ca06e2e203173a813250798f28d9803d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e0961a439329c98f6d4dc6628abefbd5fdd1e8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d0afe3966baa9ab73e3265f742752b40aa04b3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fc7fd5c5728163c2b8b9ed5f62907fe3e521f0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18f220f8d20e2a71714f5acfe9361c901ace1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bb2e15d238cf2c16eaeee70926bf0fb81ef465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16.66" calcext:value-type="float">
            <text:p>16.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9b63c9e54e3046bec1e388845ee0f9121b22b4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a8cd79c5873305c4c16443285793c12177ed0d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1c5452f5d5ca1b69c5f0d6a29f7bf9d85c2ce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63026f9af38e4039531b1f3067e7dcadfb794f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9e3acb12613ec6a2632d1dd9b41b5c85730828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.25" calcext:value-type="float">
            <text:p>81.2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08ad2018eb4699aed8120b8930a5861ebe1dff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afccbb49028098096fea38a7985768e0e23317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7782ba03c59ee18f3f74479710272bf0564852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89d095bf395eb9f95c1962c480132ff2aaaefc</text:p>
          </table:table-cell>
          <table:table-cell office:value-type="string" calcext:value-type="string">
            <text:p>Javascript</text:p>
          </table:table-cell>
          <table:table-cell office:value-type="float" office:value="2" calcext:value-type="float">
            <text:p>2</text:p>
          </table:table-cell>
          <table:table-cell office:value-type="float" office:value="19173" calcext:value-type="float">
            <text:p>1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ebe799a3ce050e429b0c6c96873200741ba4f7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dd41b97ee9f7be083fe2cfc979d358f1857c8b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8eb8b3f512add589d190522f2739b6cd812c63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1a442f59ffde13c20fdfc9063d9235301946ec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79d4026e875945e65b866c3ed039c4b514b6a6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58e64ba269eea955c7244601fd3589cf0e2590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2c443ede26aad2fbb8678779eccbe9ef6298d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71ba187ffa7eb5f451ce414165d8ec86ae2a87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e3c9b3170b3e0f1644161e6dbe1df3e9ce7779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eda2a34faba215c6f902c182739068b5da2aa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56a159a647dbcf5097cd152f975b290b614aa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4f54d4ddedcd38ca82db795cb8703cd7e333e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222cf5253e706577220f2d092effbd4e471764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e79daf17ddd979988b403bf93a0223282f352a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251955cdeb5fbb8ff279bbcbea68d2bf606c7f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f274be5d2bbb212bdc01f6f0e117a82895919d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e133e55f9fdc0343fd7ad6ae108ea79c71986d</text:p>
          </table:table-cell>
          <table:table-cell office:value-type="string" calcext:value-type="string">
            <text:p>JSON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6" calcext:value-type="float">
            <text:p>66.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9bbbf4cc0ce8c99273b0a40323a258f8b21b03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cb44e38909e843a82ff540d557e5bc9255159c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4b72fd4d0a5c442fc3e492acfa85b610229feb</text:p>
          </table:table-cell>
          <table:table-cell office:value-type="string" calcext:value-type="string">
            <text:p>Javascript</text:p>
          </table:table-cell>
          <table:table-cell office:value-type="float" office:value="3" calcext:value-type="float">
            <text:p>3</text:p>
          </table:table-cell>
          <table:table-cell office:value-type="float" office:value="21421" calcext:value-type="float">
            <text:p>21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0346cf5dc6bcd9a94514e39372d32bfe21ff9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7abe3dfa1108199ac9a0d8106ca459f3149d94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e2ae5369e161cd8a97ccefef5381f886fa8391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8281c61538153df2327dea1de1b225a6e471ff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0bba70ea6e4061af12e4a63277c8d8fe6e5f47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83.33" calcext:value-type="float">
            <text:p>83.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028b1a2e12eb823e52d457c9165bcc0d2057b8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07068eef203ffd533c18eb7754cfbe3898ee02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96.29" calcext:value-type="float">
            <text:p>96.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95cee6a7dab6ab7bea2de5dcabd5fe3b044183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5a9a9257f64db108343c5d151f4e5e92a7ce2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6fb20a838cca53911ec76c667a84cb98bf03dd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18f161c3c87f18fcd97bbd03bdc890c6197085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e3e9798b225e9a0c80e260c1b38fb529cf4170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510459f1a4ee6e380fe039723a8d71576617e7</text:p>
          </table:table-cell>
          <table:table-cell office:value-type="string" calcext:value-type="string">
            <text:p>Javascript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94" calcext:value-type="float">
            <text:p>52.94</text:p>
          </table:table-cell>
          <table:table-cell office:value-type="float" office:value="47.05" calcext:value-type="float">
            <text:p>47.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a8b62b3febafbfc03dea8613fd142da61de5e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fe3c070d01d0cd996bce88ae9d8ce5f64800c3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.43" calcext:value-type="float">
            <text:p>97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f9f6293584aa82b5d22178427c0395c47070b0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684bcb9480a3c06f76dd8e2e9ba00443af5aa9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6f88d036bd3771e9970a2b8a4a4e7712940851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887d5dcdc57e4ccc1d33dc4e760b296aadc990</text:p>
          </table:table-cell>
          <table:table-cell office:value-type="string" calcext:value-type="string">
            <text:p>JSON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25339ddb265e8adeac3d8f13dfba252387a3e9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5738" calcext:value-type="float">
            <text:p>5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.54" calcext:value-type="float">
            <text:p>54.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f6f40aff0dd14bfab533a37c329ddc9a4bdd5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c57fe5b5182cd2e0ae0c6b53b3bbb02ce34304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e705d9fcf0f78b2491cea755071268485de74e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d44247f746b177e46754ba56ad7e9bc0bd8ef6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00378e2baa2430d997f2dab9e29a9082cbf32a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9" calcext:value-type="float">
            <text:p>46.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378d3f13e6909e0dbf94d180a61442f8aa3231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af1916330720d2b1c7071086a7fd6070e9eb67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72961ec82ec88a7ac6ef331cfb3eb685ce2c00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798cf35f3ed9edf1fcae64acbea5eaa014bc6a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99a42c8564405f2f08b83ec67e0fd96fb03732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20a32ff056f5bffed031bf1c4d3b0bc71f1ec9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99d5b33c716ecb8b7dac8234df07b0ea82c48f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4bc4fba5c8431d733322e814a7019b24a1ea84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5313f13ee0a149742f1aeb21e920385e97ecd4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e821fd335911c26d515094ac0af4fa69526279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51d5814a034e8af344bf0af739b517bc1c5016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0109df3c7c56cb0d1752fc03f478474c3c190a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1a075775cb71c70620c322c9638f6b0f00cc62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ed66c83df40c6d3035e21c705b4ca06e52a0be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f547ad4b82879d8f4ec7411b2ced33df4c9286</text:p>
          </table:table-cell>
          <table:table-cell office:value-type="string" calcext:value-type="string">
            <text:p>Go</text:p>
          </table:table-cell>
          <table:table-cell office:value-type="float" office:value="5" calcext:value-type="float">
            <text:p>5</text:p>
          </table:table-cell>
          <table:table-cell office:value-type="float" office:value="6845" calcext:value-type="float">
            <text:p>6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7ae8225a099a9fb16a89c986acef0a1698d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.9" calcext:value-type="float">
            <text:p>36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df9d81895f6f56727c6a61d991c904b5e84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2" calcext:value-type="float">
            <text:p>58.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.79" calcext:value-type="float">
            <text:p>41.7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419b88150e10813b16d715d98715b3718f4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10.02" calcext:value-type="float">
            <text:p>10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.49" calcext:value-type="float">
            <text:p>74.4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476ce4d44825c868c1254f96cee91c61da28a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16" calcext:value-type="float">
            <text:p>68.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.75" calcext:value-type="float">
            <text:p>27.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fdf9dd849580ced0759b1dc16edac368ca9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94" calcext:value-type="float">
            <text:p>55.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.37" calcext:value-type="float">
            <text:p>12.3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74554d0c7200d65224d39ecfdbeed790b243a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61" calcext:value-type="float">
            <text:p>47.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e45103026b2b12aa3439fda2e35c0af11367f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1eec61c1e83e55654a84e9ec0cadef6e6abb1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0.47" calcext:value-type="float">
            <text:p>90.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8b4d3dd7c74f1eafc1ac1567bc99a18e7be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47" calcext:value-type="float">
            <text:p>76.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.05" calcext:value-type="float">
            <text:p>22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17a171b41ac8ac51bcef0dec06fe6655639a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.42" calcext:value-type="float">
            <text:p>71.4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42a4cf870a76f9ccdf72de10760297e44c252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4.28" calcext:value-type="float">
            <text:p>14.2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35.84" calcext:value-type="float">
            <text:p>35.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.39" calcext:value-type="float">
            <text:p>43.3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88ef0bfa3fb73b979a09268d368f51a5fa94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63" calcext:value-type="float">
            <text:p>63.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54248d05aea48150374c3fee943f3fd91a38c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.73" calcext:value-type="float">
            <text:p>71.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42c3af2a43476ea1629948a300e7745827d04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81" calcext:value-type="float">
            <text:p>71.8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.18" calcext:value-type="float">
            <text:p>28.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fb2d6a058a9be9a71ede2a250d9a7161afafb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7.84" calcext:value-type="float">
            <text:p>7.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30b523521f40f1ff462832a3bdae1b1d40df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5c9d15306206d709ebd3136e6c4aeebb9331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36" calcext:value-type="float">
            <text:p>86.36</text:p>
          </table:table-cell>
          <table:table-cell office:value-type="float" office:value="0.75" calcext:value-type="float">
            <text:p>0.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9f74db6e40a8d323cb3ce77995d748284e8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4.32" calcext:value-type="float">
            <text:p>4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97" calcext:value-type="float">
            <text:p>41.9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2259b63d7a3881d2eaae6f76eae7dc5fc24a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78" calcext:value-type="float">
            <text:p>76.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.21" calcext:value-type="float">
            <text:p>23.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0cd4d0b362e5e2e9c06593f54342a7a601167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.74" calcext:value-type="float">
            <text:p>92.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d51c14a62ed03baf265815f6059aff49754e83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4df7b49e7d2e20f665c2924af263719dc40145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001d15974383baba10d6284636c0d6be23eaa2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fcb4a77b9896118944a10cad177571fc3d46c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b8672980aba1472254385017fa27b2580aeac7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6.29" calcext:value-type="float">
            <text:p>96.29</text:p>
          </table:table-cell>
          <table:table-cell office:value-type="float" office:value="3.7" calcext:value-type="float">
            <text:p>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178581a3005b50868c091f11f6d2e092b3079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ebbbf1b1bb46abcce3648214284d0d51cfe75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13.33" calcext:value-type="float">
            <text:p>1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798dc3c9377abe674b70c8686c0ae8d263b47e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feaef2a9c1627c7dbbc88b15e7d3edc57d48c5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0eedeed6801ec370e51b77bf3683846f0521bd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3.93" calcext:value-type="float">
            <text:p>93.93</text:p>
          </table:table-cell>
          <table:table-cell office:value-type="float" office:value="6.06" calcext:value-type="float">
            <text:p>6.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6414c60ae869affdee4fb0bee2ec7b6a602efc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2d0a99073c3f03186e36da7694c42c1aec02d7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a5abbbd18aa3c045362780f84605718ec3b75d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.44" calcext:value-type="float">
            <text:p>94.44</text:p>
          </table:table-cell>
          <table:table-cell office:value-type="float" office:value="5.55" calcext:value-type="float">
            <text:p>5.5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75f2090816730fa8ef57a8c353a1893c504573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5398f9ba090f8f90e70e1e7ae84f124cae8975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a00633d8614b8042fa29e50fce6d7c6ba278d7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786746538d8bb5c51dc23f900d929f9ad204df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dd4bf75ebc9690a04548c5b211595fb48c082b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1e87a16bb2dc51a25c6aaffe38a4438f0b2552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96b588a1e9dc890e0722506e099de9914f3d2</text:p>
          </table:table-cell>
          <table:table-cell office:value-type="string" calcext:value-type="string">
            <text:p>Pydata</text:p>
          </table:table-cell>
          <table:table-cell office:value-type="float" office:value="7" calcext:value-type="float">
            <text:p>7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ea3d4aa44194e052520fea2f6d216675d3bd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80.88" calcext:value-type="float">
            <text:p>80.88</text:p>
          </table:table-cell>
          <table:table-cell office:value-type="float" office:value="19.11" calcext:value-type="float">
            <text:p>19.1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2cd3e2854dd03da851e7bb0a2295719ff08c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2" calcext:value-type="float">
            <text:p>652</text:p>
          </table:table-cell>
          <table:table-cell office:value-type="float" office:value="36.8" calcext:value-type="float">
            <text:p>36.8</text:p>
          </table:table-cell>
          <table:table-cell office:value-type="float" office:value="63.19" calcext:value-type="float">
            <text:p>63.1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d410294d42f251e4808ef1dfcfcd64817edba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.45" calcext:value-type="float">
            <text:p>11.45</text:p>
          </table:table-cell>
          <table:table-cell office:value-type="float" office:value="88.54" calcext:value-type="float">
            <text:p>88.5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6f0707e34f8903f247195dabd86243ae61f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2.61" calcext:value-type="float">
            <text:p>22.61</text:p>
          </table:table-cell>
          <table:table-cell office:value-type="float" office:value="77.38" calcext:value-type="float">
            <text:p>77.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b5f0d549b1b76611c7374bed9ceec7d09fa8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86.5" calcext:value-type="float">
            <text:p>86.5</text:p>
          </table:table-cell>
          <table:table-cell office:value-type="float" office:value="13.05" calcext:value-type="float">
            <text:p>13.0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813bdd3eb93a2a8d7ba01989eef5b299fcbca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0.2" calcext:value-type="float">
            <text:p>10.2</text:p>
          </table:table-cell>
          <table:table-cell office:value-type="float" office:value="89.79" calcext:value-type="float">
            <text:p>89.7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a198155a723b22b767bf1e7a2759ca63c6d9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3.15" calcext:value-type="float">
            <text:p>13.15</text:p>
          </table:table-cell>
          <table:table-cell office:value-type="float" office:value="86.84" calcext:value-type="float">
            <text:p>86.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9b11607f8592d7ef67ec82fa73545ad74309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office:value-type="float" office:value="24.29" calcext:value-type="float">
            <text:p>24.29</text:p>
          </table:table-cell>
          <table:table-cell office:value-type="float" office:value="75.07" calcext:value-type="float">
            <text:p>75.0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218387cf29b3ce7de72aa0348e68dbdae297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2.85" calcext:value-type="float">
            <text:p>22.85</text:p>
          </table:table-cell>
          <table:table-cell office:value-type="float" office:value="77.14" calcext:value-type="float">
            <text:p>77.1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4f2f1a316d6093c14045ee8423d913ac01421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0.58" calcext:value-type="float">
            <text:p>20.58</text:p>
          </table:table-cell>
          <table:table-cell office:value-type="float" office:value="79.41" calcext:value-type="float">
            <text:p>79.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2768099cb92b39f5ff509cd91fdd8970759b8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1.36" calcext:value-type="float">
            <text:p>11.36</text:p>
          </table:table-cell>
          <table:table-cell office:value-type="float" office:value="88.63" calcext:value-type="float">
            <text:p>88.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0730221194981eec91923929b38e669a1b54c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48" calcext:value-type="float">
            <text:p>548</text:p>
          </table:table-cell>
          <table:table-cell office:value-type="float" office:value="11.67" calcext:value-type="float">
            <text:p>11.67</text:p>
          </table:table-cell>
          <table:table-cell office:value-type="float" office:value="46.89" calcext:value-type="float">
            <text:p>46.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0.32" calcext:value-type="float">
            <text:p>40.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8beac35785a3c688c48c7f607832c30509c9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.4" calcext:value-type="float">
            <text:p>20.4</text:p>
          </table:table-cell>
          <table:table-cell office:value-type="float" office:value="79.59" calcext:value-type="float">
            <text:p>79.5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458922a9d25e4653e07f8935cc0ac41af5ee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38.09" calcext:value-type="float">
            <text:p>38.09</text:p>
          </table:table-cell>
          <table:table-cell office:value-type="float" office:value="45.02" calcext:value-type="float">
            <text:p>45.0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.01" calcext:value-type="float">
            <text:p>16.0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e1a4f3778cb90ba9f0d4e736752f78dad1703ca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office:value-type="float" office:value="9.65" calcext:value-type="float">
            <text:p>9.65</text:p>
          </table:table-cell>
          <table:table-cell office:value-type="float" office:value="90.34" calcext:value-type="float">
            <text:p>9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e3bcbd0c45a79a9709dc8a69858765ab904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.84" calcext:value-type="float">
            <text:p>10.84</text:p>
          </table:table-cell>
          <table:table-cell office:value-type="float" office:value="89.15" calcext:value-type="float">
            <text:p>89.1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1499ec72edd1554d4612d1b54808fce0360e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2.73" calcext:value-type="float">
            <text:p>2.73</text:p>
          </table:table-cell>
          <table:table-cell office:value-type="float" office:value="97.26" calcext:value-type="float">
            <text:p>97.2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5e1d6120513c757bd5c71f1e3af972a9a63aeb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.92" calcext:value-type="float">
            <text:p>25.92</text:p>
          </table:table-cell>
          <table:table-cell office:value-type="float" office:value="62.96" calcext:value-type="float">
            <text:p>62.9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faa433ef2cb864764320adcb3c980b0fab7c0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92" calcext:value-type="float">
            <text:p>1292</text:p>
          </table:table-cell>
          <table:table-cell office:value-type="float" office:value="48.76" calcext:value-type="float">
            <text:p>48.76</text:p>
          </table:table-cell>
          <table:table-cell office:value-type="float" office:value="51.23" calcext:value-type="float">
            <text:p>51.2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c461ed618849fcad037974455d65aa4e09c9e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46.59" calcext:value-type="float">
            <text:p>46.59</text:p>
          </table:table-cell>
          <table:table-cell office:value-type="float" office:value="53.4" calcext:value-type="float">
            <text:p>53.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8ad7804f68f176ff772898ae3c7371cc87a4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d7cfebd2c22bdec9ed96d8a389c00d7f898ff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33fa9b25719c76aab7fd87c2c10ca3fec6e98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320845c24ee58a21a99a2df044084e0e65f3a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6e7c4d44555b7272cc383c32d987b5930392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6ad181e7a2d6c472d27abad95b11c78abd2d6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6b55d881fe28336a5d2ea5be48b2df6b14778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78a8f64b91d2c3ea9a378c027a3e02f6c7ec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0f309323c05234549f22bd71398177f0d096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31802312a7ae1ed816daf8fe674efd42493ad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68f2d0a68ae8ee72d1939ae01dd1da279c19e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26c7e4cbe9553e6ab2dd307407dd5064bcd9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73b63171e78bd099e519d78ca0f57a56b5d7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003a5cc9c7497f0b14079016bb0da941f41ae2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fd1faf610e61f3572597992d4b03b3d98a3ad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c9c22776435911eab30e7ec863157dda3ad3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d4cce5a5b93fc65b5948138e5fc19f2e4c47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dcb1c58edb9bbc74cef9034824b480b8139db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6a80ed820aebe1a76a245141d211d4b152ae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d2192aa8d0b77f6f30a3390242bb27fe7556c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65" calcext:value-type="float">
            <text:p>126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6a1a497f6c0cf41d42955a433c678228df6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82781347c34977b95e99589cac94888979daf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2307cdc3d08233d17beb9a50c144baaef1f44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2c09a7ddb8c7e7eb1170edc24ec274aaa636b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70ab5dffce5cc9894929cac7c107dcb9c250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90c82f9dee11a41fcb4a987d6da8b764284b5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ba1d2da42a9c813c50ea3b3c13ec9a518bc1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8442b04f2b8dcc714dd974d0bd6407e9e054e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96.34" calcext:value-type="float">
            <text:p>96.3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11f4f03b8935c3c1812d1534b2c1ed468318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4.78" calcext:value-type="float">
            <text:p>34.7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72ea8286172b141624b27f00571f52aa289d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21e7d5769ba705d02cca196acf8e3e8f15eef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8e1b5aae2da1c1be2a57d140d847816290d1e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5.71" calcext:value-type="float">
            <text:p>85.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bdc96b027cf5c4b15a8b3f0bf4b428e722ce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b82edb90a53825b785b11f1e95f2bcda98e4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a584bbe432ff7a58f3aebccd31bfc6fe4c8a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96b2dd49772b17ff39a1a71b73f6d2248ac6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e3ccbe8c2248bb8946d057fab94fa7012df41b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56676fd4994a617a09fedb07d64882fa55c6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e377833ae46f10e49cdf01f5685a6b2f7b0a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2.72" calcext:value-type="float">
            <text:p>72.72</text:p>
          </table:table-cell>
          <table:table-cell office:value-type="float" office:value="27.27" calcext:value-type="float">
            <text:p>27.2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197d87e09255b47880a528d34eae0dca3668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969" calcext:value-type="float">
            <text:p>3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e0ba4935064534cdfa56dbf7476d767b5f9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c0351f16c9e1932c63c6794f91a60317dfa2d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a5121a6a54f5ac62a227f86846f2ecd0572b0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088686eb4fd3b8e5a4b7898bf760df47abbf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36d067ad20e193dcfcf3e411246aaa405a6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c34f183d9cca947bb300c703c75a931278b0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96c6b3407335929b418fc34b79382126f5822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76a50194287f801ef8bf8f8cce22bd0497a5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cc4560165f626e7387ccfcce5622e99273c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1bd7c31d010b67044f6bebef387a772e1bf2f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0c8cdef31619faf17ec59e105d8cd47c10fd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c1863b27375d2db577b846168b1cd1599ddbd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88111a5bc9c6d6a761558f893a16d3306f066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cc2305887ac0177072e20a19c510daaa310a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d3e25e27646e04739b5af0555eda9c8897aa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73ff46e0e74ba24134c2a98c5dd10ac83b0b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705a512f8a67a954881b24fc1e1f8a5c2ba94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93.33" calcext:value-type="float">
            <text:p>9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4437eb3b27440ea2304a8613369ebec0b8b72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95.83" calcext:value-type="float">
            <text:p>95.8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fd8a7c3ec791c26616005a688db226fd7675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86.66" calcext:value-type="float">
            <text:p>86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1474683d678d1fbca778e071d27b7c9f45bd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2878" calcext:value-type="float">
            <text:p>52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b6455c041a1740be423ad27a19e9568b5a883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748228700282f4d534616aaf47978a3f641af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27" calcext:value-type="float">
            <text:p>27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3" calcext:value-type="float">
            <text:p>63.63</text:p>
          </table:table-cell>
        </table:table-row>
        <table:table-row table:style-name="ro1">
          <table:table-cell office:value-type="string" calcext:value-type="string">
            <text:p>060ff9288fd06e7afc2ac05b1a6fe0bd8ec91d7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7c7d31f3c7c9bcaec977b91c91aac59d00579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41dc873182625e8ee508c564f3ec1463e02ed7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a1dbe271048358426fdd09b5da63a5a72fa6d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4ce9623e0c96d41ba8f157c048e7a1d79f417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4.05" calcext:value-type="float">
            <text:p>94.05</text:p>
          </table:table-cell>
        </table:table-row>
        <table:table-row table:style-name="ro1">
          <table:table-cell office:value-type="string" calcext:value-type="string">
            <text:p>777f6b16c44b00c070095a6e4ffb9e96853df4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7b99797d7e3ba605ff9d7e039739a529936a1d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7edcc730e2df40cbe42627ff2622fbec253d5d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787249677663d9b7d1de614a7273d8c83e7f865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</table:table-row>
        <table:table-row table:style-name="ro1">
          <table:table-cell office:value-type="string" calcext:value-type="string">
            <text:p>acedb80fd5e974628b619ba4c75db24845b89fe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0b21419c36469b7e14fd020da0548d97049d8a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86cd0d1e7410aa1e6b3c3de6e2f34ac47c49ce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59c1c7e40c48ca2c10227f9cbf3667173266d9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6.42" calcext:value-type="float">
            <text:p>46.42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4541d3e2be5ff2db5ac850454cf5fe95c1fd92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a2b8ccfb625d4bf205f98293e0f4c6aa63c81c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3e62ecb02f0834399670b0b85146683d47aeaa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5fc0e30d79b5a8ca061c86d5b6014cf456026bc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36adb6aabb21f950d118950544e0b9463227fb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8" calcext:value-type="float">
            <text:p>6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.16" calcext:value-type="float">
            <text:p>96.16</text:p>
          </table:table-cell>
        </table:table-row>
        <table:table-row table:style-name="ro1">
          <table:table-cell office:value-type="string" calcext:value-type="string">
            <text:p>9b22a7c6112eaf8f6413fc7dd12e9c1afba854a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ace2fd6f4683a056e08b3c0c3b199d115b8d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97a0746a665673db60fae7ed82329153d212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f822f85979f70b04d3be30035707cf878a33b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0056fc42b03672975f251a00dc5d8217c43f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595dd3bbfab18a39fb8d8f38e932c0c8d8731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d3192791c9454fb900c3eea5da8aa429c980a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0deca69506c64f85d4a7c01091704664026e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55" calcext:value-type="float">
            <text:p>75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2ecdc13f769eafb65e3a2cfce55a7fb9e67c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c59f0b7bc1241a2b3a11ad61baa04114373bd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6eab1b52f0d6514bf318389a431b05bc7328e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6ba71990b7791f59d2a3c1cce7ed856cb703a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0c7affecb12f324946216a747269cfc0d04bf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6797551627ceb528b335aef584c4c2542ec2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86761955e1e6b86a9bc06d9fa43e3ad61f9fb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fe8b91de036613425ec5d39e5c21c38a6a0e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11" calcext:value-type="float">
            <text:p>91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88" calcext:value-type="float">
            <text:p>8.8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52f980c4e3cca48d0da47903cc8b6b5e12949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52" calcext:value-type="float">
            <text:p>92.5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25d5dd19e35e39e50a9c54afc929e57e346e8d2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524c8b155809262ef549d1b90d0a382de2a23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39" calcext:value-type="float">
            <text:p>97.39</text:p>
          </table:table-cell>
          <table:table-cell office:value-type="float" office:value="2.6" calcext:value-type="float">
            <text:p>2.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72288775cfaf78f6530be7c87a9382eea7ee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464" calcext:value-type="float">
            <text:p>1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b3ee3149d1c7a37c61a20422f339003af2769c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16d9512d69e0cfb8026ced15be28f1481ac46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7" calcext:value-type="float">
            <text:p>1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64359f767d1ddad35d19c1f12472dd37542ef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b70ce4edf4d2509616d282c9b4e5a2652c0c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5" calcext:value-type="float">
            <text:p>2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fe9eaa7118406c40d405cc7ddad7698e27729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8" calcext:value-type="float">
            <text:p>1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ee4420715f0c9397c761cb6ae15689a23be46c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79" calcext:value-type="float">
            <text:p>107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dda400f77f69e41a9eeacd3d3fd93377d3e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dc0d80563e9f89928cdd87253cd73348c924b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40" calcext:value-type="float">
            <text:p>1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95" calcext:value-type="float">
            <text:p>88.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cffb7d6db58e3061fa85aebdede4722b7e78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7" calcext:value-type="float">
            <text:p>21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57527cd5e341f320523c0a1f690558364d94a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80" calcext:value-type="float">
            <text:p>25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c1a7ae7955e0a25d22d29e0896183a11e5a63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8fb4a0ed7ef27f8c904798bcef6f112182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8" calcext:value-type="float">
            <text:p>25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61f519abf4be5837651b636e73e7f0c84d240c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93" calcext:value-type="float">
            <text:p>20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e6ad5353e56cac88274d0d8c7f97c70cc4fe8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9071" calcext:value-type="float">
            <text:p>190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8.26" calcext:value-type="float">
            <text:p>98.2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b71f598c3eef6780897f0e9573a6700e5ad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6" calcext:value-type="float">
            <text:p>49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c866a9821cc85bbdda4576845dacdbe44131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4" calcext:value-type="float">
            <text:p>22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91c8b92ea08432541bb80799752cfe5dfb2ed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208f251c50b9cd3a5f9c682bbd785c3fce8b3c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002e89c09761cf4782b2c289e3a3b2c421ab8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e864f1ef68fee9823734062cb23ecc792a33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89" calcext:value-type="float">
            <text:p>8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18" calcext:value-type="float">
            <text:p>70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d36abdced342e1bc7e6f9e40dc48ae9fdbe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a76f79a619f73eb74d65169f97fcff291e119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af6a420cb069d29fd57928dfbc600a395850f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50305173bfb06eeb23fd2271101dddf6656e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40c149629dca8376f942991bc33c2117707b8f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772d25e156e5d20ab7c19e3db17274f35cc2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ce0d6c2f689de2dc82a31cea8625f168346b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6a08bc38ca059950ed311d337ec74ab89bfd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fa6a8aa0cff416c655ba87ed6f32989e360d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497e49387ad167acb1c8ae31d67676e30add5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d45ccc79f95810af133651452eb99f50b2b2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7650917eb92a794618bd5882725edccdf156a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8176e2a740cc191cbc1452a2fb2dc1dd3d07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4a837d23e4d321958aa8c69db88f2ce692dc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6a8e1382df1f22352c0b67b927d3443e4a1bf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114c49f0e6766e89b8f16d8acc602af55e0cf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c6d9b92eac199a8daecc0d2b25ca3cb0a84af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b3542f0789ab2ace71392e139e703e24a0e29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74a755a4657bbec652fec29bd868a632eb6c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6dab1a528091f658d62747334451e2c928fbd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325" calcext:value-type="float">
            <text:p>1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f0df1ef0c96e4fa5d3f905db4ceba914547d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adc7eedbff1bbd03c32c997e6de795aacb0c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43" calcext:value-type="float">
            <text:p>13.43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office:value-type="float" office:value="40.29" calcext:value-type="float">
            <text:p>40.2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3ed4f8319f8d3cbeab302f76afeaa37e2cc4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39" calcext:value-type="float">
            <text:p>18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3.98" calcext:value-type="float">
            <text:p>33.98</text:p>
          </table:table-cell>
          <table:table-cell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ae65864da423724b4fb048759f7d3a385cc46f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85" calcext:value-type="float">
            <text:p>52.85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31dfb0d0d5da98dc8b5d5cb4fb1a095f829d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46.05" calcext:value-type="float">
            <text:p>46.05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1e24fa5f745c0702b489fb7f4e0725e7ba8bb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41.37" calcext:value-type="float">
            <text:p>41.37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36.2" calcext:value-type="float">
            <text:p>36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6144bf3675c5182f1cb66e40595493eacb8b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84" calcext:value-type="float">
            <text:p>11.84</text:p>
          </table:table-cell>
          <table:table-cell office:value-type="float" office:value="46.05" calcext:value-type="float">
            <text:p>46.05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86b31da0ca887fcadfb22f6159884c6332bd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59" calcext:value-type="float">
            <text:p>12.59</text:p>
          </table:table-cell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f9a73a98056b54476286ad61888210adc3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008" calcext:value-type="float">
            <text:p>2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.85" calcext:value-type="float">
            <text:p>47.85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a198cae64b422706d3fc7d1049bb2cb0b79f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53.96" calcext:value-type="float">
            <text:p>53.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b0e39eeaea55bc8a5eae620e3082d7020f75e8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16" calcext:value-type="float">
            <text:p>76.16</text:p>
          </table:table-cell>
          <table:table-cell office:value-type="float" office:value="5.81" calcext:value-type="float">
            <text:p>5.81</text:p>
          </table:table-cell>
          <table:table-cell office:value-type="float" office:value="0" calcext:value-type="float">
            <text:p>0</text:p>
          </table:table-cell>
          <table:table-cell office:value-type="float" office:value="18.02" calcext:value-type="float">
            <text:p>18.0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24955bc79ade181528affc432d4a5f6b9a7b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89" calcext:value-type="float">
            <text:p>51.89</text:p>
          </table:table-cell>
          <table:table-cell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fae86d50eab20b222efc435b68e5bf39d0f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8a65bf39ac53c57e4f6d950f22c7734d5b63a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21" calcext:value-type="float">
            <text:p>40.21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eeb08db33689702c562459b2d172822363dc3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.72" calcext:value-type="float">
            <text:p>49.72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785ea04cee105ac0188c5090f81b570c0c2b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9" calcext:value-type="float">
            <text:p>7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0" calcext:value-type="float">
            <text:p>0</text:p>
          </table:table-cell>
          <table:table-cell office:value-type="float" office:value="93.96" calcext:value-type="float">
            <text:p>93.9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428f1cb134259d6c11c148c4ea1ba9bce2f9c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47" calcext:value-type="float">
            <text:p>7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54.61" calcext:value-type="float">
            <text:p>54.6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9e69b0314d953dfbd34244ab821c1bc1165a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23" calcext:value-type="float">
            <text:p>52.23</text:p>
          </table:table-cell>
          <table:table-cell office:value-type="float" office:value="0" calcext:value-type="float">
            <text:p>0</text:p>
          </table:table-cell>
          <table:table-cell office:value-type="float" office:value="47.76" calcext:value-type="float">
            <text:p>47.7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9581430fa261b940577e4a2d361b1595b489c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.67" calcext:value-type="float">
            <text:p>45.67</text:p>
          </table:table-cell>
          <table:table-cell office:value-type="float" office:value="0" calcext:value-type="float">
            <text:p>0</text:p>
          </table:table-cell>
          <table:table-cell office:value-type="float" office:value="40.74" calcext:value-type="float">
            <text:p>40.74</text:p>
          </table:table-cell>
          <table:table-cell office:value-type="float" office:value="0" calcext:value-type="float">
            <text:p>0</text:p>
          </table:table-cell>
          <table:table-cell office:value-type="float" office:value="13.58" calcext:value-type="float">
            <text:p>13.5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5e4d1261781c03628d937696399142adb24d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47" calcext:value-type="float">
            <text:p>10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3ca3817f4dcf8166cfa7501578bd81a7c003af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05" calcext:value-type="float">
            <text:p>30.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06e7da32172a0421a1fcef90426fda0617302b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873880d8dc66e74978160831faf39ed8d665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350bbb16a79ce34ab7a4c1de852622ff5bc2b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d518432aa61c58412ee154e0a3030867c0d5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36402de57e6773d0f7ebe80a75cf2d497f5f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dd6a9c6ac5a393bfcda7c6a77e615ce70b58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87" calcext:value-type="float">
            <text:p>50.8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9.12" calcext:value-type="float">
            <text:p>4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9b0e7b330beea10bb8e6d6dc84669a2c1b3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9" calcext:value-type="float">
            <text:p>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95" calcext:value-type="float">
            <text:p>59.9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0.04" calcext:value-type="float">
            <text:p>4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7389c7e9eb9d15a145442cd428c7f7eed065e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c4965a106ed320ed197d793f56692ab7f3e01b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13" calcext:value-type="float">
            <text:p>85.1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c0a5c5a089309435e25595dbd6e65a5d8578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20a192cab480b1d20bcd41053828b5c139e02f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83" calcext:value-type="float">
            <text:p>95.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aa80a46c993cf6a86157e144ca3aa3d3a2b1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f9c1d47f3f63f07af8a7863efb8a62bfc3282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103b57b6fff27afadd9bcbd8d677faf200386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4b2c617b63d238a5e736f4e0226c4f6143cb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466bfefb4d816c99717b5d90097da9da279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0aa9866410759d937ff79dd5375619e0f37aa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5f3cd46008567acc50b75ccbce0045eec9cc5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23" calcext:value-type="float">
            <text:p>95.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3784d4341da7e6b1b24864f55bd0205f6483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64" calcext:value-type="float">
            <text:p>2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65e3991d38b221ebca06a4f7ab0611ed4deb3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b01f77e02e36f3008634a8ebd65eb63ce4df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6428f86f73b4123992ff59a6728c4072236a1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91820531889e309dc4335fe0de8229c64260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416747ad3492aaab2b3a61d3805794107537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5515e53f055e863f8d1c97f702a686aa1013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b003fc1b2868109b3832e8ba934bc5e84875d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.65" calcext:value-type="float">
            <text:p>4.65</text:p>
          </table:table-cell>
          <table:table-cell office:value-type="float" office:value="69.76" calcext:value-type="float">
            <text:p>69.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a0d5ba5bbc6cf502f58fc08e3e541670c7b3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a235a2907d7e568b4706f9a5e8214d1d57ac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26ec84a386da2d4412d5d5993a773cb144573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ad7aff02a5e787c199b31e5bc325059b06f3d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15e0b424d9a7bd181c8525dbb2eb0a26806c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b95c78432769686f941e4f6e9003886d50f3ab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989354b68d3954fe2742b96c53eeb2e8a76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f70251fd3c483fd3e4c14b0508cfb0e6c899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deedc1b52e915f2eac733e0fd7f5112361241b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.25" calcext:value-type="float">
            <text:p>4.25</text:p>
          </table:table-cell>
          <table:table-cell office:value-type="float" office:value="36.17" calcext:value-type="float">
            <text:p>36.1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cbc08dd52b4853612d7e726724a554face6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4b865e57b4567270b1586bb1f348ab9106485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ce581d111ee5724f98388dbef834f26171761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a7136f93133bf256d37dc8c8faf5a6b9ba89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346" calcext:value-type="float">
            <text:p>1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22dc40baf4ffe17a67ce19abd3839aa0048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2949a97cae6edb1bf2adc14969bd539f11f3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dd80e938ff1040b32208838b8807ffef19379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45ca6ed90d582f2090e6147c583dbd5a0725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e7d01802e82182583f2c9470315811bb330b6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a878423264328aa496ff41e60ac2687aff0e1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5.04" calcext:value-type="float">
            <text:p>95.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3291eb92c957feb08ffe2ed3a50b356a8ab42c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fdc039e15623f3d2639811678405e06aba7f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05c91b9c8e3b3fb312ebfd4238a6b67408a81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98.31" calcext:value-type="float">
            <text:p>98.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63c906c261c2834faa310b86127fb681cd68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91" calcext:value-type="float">
            <text:p>29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eb0f654888c64b13ea29527dd38859105aec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f19fcaea8e64ca04de2976d53b681170e406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.31" calcext:value-type="float">
            <text:p>96.3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944c01e71556a3308477e0be294b46600140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7.45" calcext:value-type="float">
            <text:p>97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42245f2180f57819bef017e958b989819ccbe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f483fdf92aebd5cbe0c50bebfb6343a69196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99.18" calcext:value-type="float">
            <text:p>99.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4a6ee7b4fdaf6f02eb09961691d421b282b28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1f5dfb5cd7e0eb5a1bff8332f8fb648fe678e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53" calcext:value-type="float">
            <text:p>4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59.6" calcext:value-type="float">
            <text:p>59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1">
          <table:table-cell office:value-type="string" calcext:value-type="string">
            <text:p>f0e886d8b302f0d5426f882161cd7d756323cbe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b41676b3bdffc65c069cf034533a313db9e26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99.2" calcext:value-type="float">
            <text:p>9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f0b05924a2112f2f90e80b2df48c64839f7d4f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425" calcext:value-type="float">
            <text:p>1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290834e0a9b63c9b58f64a0fdb8a95b30090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.36" calcext:value-type="float">
            <text:p>86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47265b3f6d5c15b5c57c3edc927448a85990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6.59" calcext:value-type="float">
            <text:p>96.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d8eb76c4e52460e72c6b607a1253a30369cc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d48a505ec54024b1c1a9c26018490c199551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1.75" calcext:value-type="float">
            <text:p>41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4" calcext:value-type="float">
            <text:p>58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6aae81b34ebd9a894526429e37c015749d6f6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276af1ab5595de451c407cfc3c4e6507ebdd9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db6a5051615b17b2b3ec3f3972947c818146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a7655b7401d2920d04068efa599cab2503d8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1.85" calcext:value-type="float">
            <text:p>51.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.44" calcext:value-type="float">
            <text:p>4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53db402f39516f4d89ed39f54a49dc11d89c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ba91c8822a142a130b69436237f3377c42da3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207e27613f9664c0d79a7c7d91048ec6fc8bf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31d971e6f603890205db751849d73a3c7528e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9.06" calcext:value-type="float">
            <text:p>39.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.37" calcext:value-type="float">
            <text:p>59.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07f12691de5ccf1d783412cccc1fb8097806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.98" calcext:value-type="float">
            <text:p>38.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.01" calcext:value-type="float">
            <text:p>61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483c386feddab95657b02a20d2c7425bf9ce9f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eb592d39d96b6f5d92bcadf300f19e048577f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5bded59e2baa99fedb145256e8be267023ecb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9b9eef1035b67ba6c45508536dfecaf7fc79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b62ede665336197c6d0be6b8eb74b602c043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72" calcext:value-type="float">
            <text:p>30.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9.27" calcext:value-type="float">
            <text:p>69.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3c8e281bb130d25f76ddee97b7d6a45ff3cd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94caef48fe90012b120c5ef93310e009e30d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92" calcext:value-type="float">
            <text:p>2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aecbcd8bcfd1807b48ad25bb2140a2de59b0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093b4c90303048aab2b7b8d2174014707d61b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366e811828ee9d6bdd2def1f17ce0cf1d6ce6e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23" calcext:value-type="float">
            <text:p>1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string" calcext:value-type="string">
            <text:p>801a3ba71d77e6bf839ebf9fd576e03faac39c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6be376bf49afb9eaff24af420d19f46b8836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6" calcext:value-type="float">
            <text:p>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55" calcext:value-type="float">
            <text:p>98.5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fa18432e46055abeb1b008d77e1e9b38e5a6ab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a7bab3a91adc78cb5b43403a96cc1800ce620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02ed15dda9d90a24d65a746763799df5b9502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b3a3009fb2288d01247db24fa88caee36762d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11f796b1a6313fe17830003c66afa43678c13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2b497891c1f6850e97f79b3be89226ea4f64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b8090b5d5e348d753dcb19a10624c978876ff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71" calcext:value-type="float">
            <text:p>7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1" calcext:value-type="float">
            <text:p>98.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ba5e765ba0dacec9354d46eda85bc6104db6c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3809b8f6bd3d4a66b26e03153a45a63baaa3a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4843995937ead8b0e2d8be62c3faeace5c4a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ba819e7676a73a6dc3b752fb8083c6a112d28f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84d3eba696a53436aab55f25875ea296539b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75de4e361cb62c8dc45e6e162139c77f6d5a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2" calcext:value-type="float">
            <text:p>13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5" calcext:value-type="float">
            <text:p>99.8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c97c7d21a683d75362424f093ea3ba843880f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.12" calcext:value-type="float">
            <text:p>78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87" calcext:value-type="float">
            <text:p>21.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9f95173e73c8304f386b2d7c32c71adba0137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25" calcext:value-type="float">
            <text:p>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bd9d49c88ca8bdced37f7554919e3c3d5843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280b88ea199691062da0ee8fb0fcbac31725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46" calcext:value-type="float">
            <text:p>21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45" calcext:value-type="float">
            <text:p>7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65" calcext:value-type="float">
            <text:p>9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4e0d1250ccb3be4b16c05c398d681f9c9f5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.88" calcext:value-type="float">
            <text:p>61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8ea661064f1aa763ae643e1c8d3ae5cbcd127a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1.25" calcext:value-type="float">
            <text:p>21.2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e674b4d12b34e0e8ac9a8204c2f9e7b1e4f5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675e28af25a37ea157aa01d9b692fac8659dd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2bd96a39abc2965cec9756967db6310b8fba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551ce38d305b9ef7aa4fc22a434e64b128997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" calcext:value-type="float">
            <text:p>96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d72723d1bf0417bfede6793516c6853cb4cbd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4" calcext:value-type="float">
            <text:p>29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eb267a87e134abf7f412faf3d899ded1617e2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.49" calcext:value-type="float">
            <text:p>68.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17788133dcb8d961277f71c6f502cd37db94b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973be8bde71168961866fe35fc95182b9cac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6472f9bc34b4bfad7518554ae15dcd63f9a9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b18ae8f4797f29986b6c831e1a78562f0a53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8e2b77b1b99229cf2d6398530ec0c1f669b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82a645d98c6fde0aa8047079dfddbfb0eb02df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b7a226944408feaf189df5d92e07d94c1929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.25" calcext:value-type="float">
            <text:p>20.25</text:p>
          </table:table-cell>
          <table:table-cell office:value-type="float" office:value="0" calcext:value-type="float">
            <text:p>0</text:p>
          </table:table-cell>
          <table:table-cell office:value-type="float" office:value="78.48" calcext:value-type="float">
            <text:p>78.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9b622df17ba0a2b4fd1c50965f466fb2e0d7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86" calcext:value-type="float">
            <text:p>75.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2c734f0d61b8b0c94b8217b030cfb3d7dbb8153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5c67ed0a7941546dfa9b2ac1fe919c2a1da8ff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2e389b778b490fcaf14d9cc45a750647ca5c6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934" calcext:value-type="float">
            <text:p>7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3177271804c1bbc936047532ebb57e657c65b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37" calcext:value-type="float">
            <text:p>16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.66" calcext:value-type="float">
            <text:p>49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1caa2a94184a73808fb45789467e7376bc96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0" calcext:value-type="float">
            <text:p>29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ca9bbb790628873a2b9c011c1671b4df985ee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c05984ac7d460e87fd0235c9a6b60d6b510d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6398" calcext:value-type="float">
            <text:p>563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.92" calcext:value-type="float">
            <text:p>97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aa111dbf4288992b5c8854b621e07e0e7e27d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99409c892ab471a34d3a2c1372842f2d5cc04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0.31" calcext:value-type="float">
            <text:p>0.31</text:p>
          </table:table-cell>
          <table:table-cell office:value-type="float" office:value="4.76" calcext:value-type="float">
            <text:p>4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28" calcext:value-type="float">
            <text:p>94.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db3d6c2f6ecc00da850174f82f90f06b3d9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5" calcext:value-type="float">
            <text:p>4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9" calcext:value-type="float">
            <text:p>29.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5e63f6df107eb5065cf398577ced18c7f1478f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1fa0f4f17f80b96c0ab2577648e324c3c36d5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fefd68092a8f321e5b8406c17bc99544d8e5a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20" calcext:value-type="float">
            <text:p>14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e5794aee2d2fb4a60c7de28cfe2f6f20c2e3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38" calcext:value-type="float">
            <text:p>225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ca6cfdd3dacbf69328cba47a7ed123028d287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4" calcext:value-type="float">
            <text:p>26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ce49852b46651d60aa0529c164aed1f3c162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.27" calcext:value-type="float">
            <text:p>78.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fa4dd2bc430fd378b87622414a0bb3774817d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89" calcext:value-type="float">
            <text:p>2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53d48bd142faa1526df1ccc426c45c1ffd16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96.42" calcext:value-type="float">
            <text:p>96.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ed8fa62fe774bd8c86488d636ec77d3d8d59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676" calcext:value-type="float">
            <text:p>4676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37" calcext:value-type="float">
            <text:p>98.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1954722e0d8f17c63ea405b168877d6f57aef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4" calcext:value-type="float">
            <text:p>12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36" calcext:value-type="float">
            <text:p>98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c92f068497c03afa87db5b22d25bf04b6490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1fbfa3870e74ed373d25319607b769ebc4a21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8be399912e32de07592d634ef753273d4824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f35cc3bebd1b66732c831892fb068c745312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office:value-type="float" office:value="17.85" calcext:value-type="float">
            <text:p>17.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fe265e37c8b2ec9c0d78b18ed5a46da22aa4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c971ea69933600dc0304f0b583d37f536e5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512d20d8901ed2c24418c6c476252ede5851c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57" calcext:value-type="float">
            <text:p>78.57</text:p>
          </table:table-cell>
          <table:table-cell office:value-type="float" office:value="21.42" calcext:value-type="float">
            <text:p>21.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54ade6563236dfe80712fc5b4105fe6fae4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.66" calcext:value-type="float">
            <text:p>46.66</text:p>
          </table:table-cell>
          <table:table-cell office:value-type="float" office:value="13.33" calcext:value-type="float">
            <text:p>13.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b48d4c28069893d6b8dd1b17869c4dd4ef27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office:value-type="float" office:value="11.11" calcext:value-type="float">
            <text:p>11.1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8c76722966d623d62bdf2940810bfc567993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ea1c2410713f4e5b1bac1cd5165a8d26166d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5f364fa02966d30c46f3c6c742626085f4ba6b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6870943d8715802c4a8004bab6ea437543682f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dc4609ddaa0e89f7a260837708054ffb877ec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e766658d47182877f7efc1b97e4a9a689f1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0dc7660e05a2754207b5fb81e68c5b4d4daa5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54" calcext:value-type="float">
            <text:p>54.5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10f90c94a80fb045810da857a00d05c74b289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c3c68edfec9e6b20c88d5e589e8683613b04e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fff8ea6b681a6017a6267422b308513e5b7dd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16.66" calcext:value-type="float">
            <text:p>16.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36b410f75281b9e95ce134c97c29463be05d9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54" calcext:value-type="float">
            <text:p>54.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36.36" calcext:value-type="float">
            <text:p>36.3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aa78904ef5eaa77498d22bface7ea53059a08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7aff907a48b527231c7f4a760cb5c9da3e0ee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58" calcext:value-type="float">
            <text:p>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752693de6fa6950bf0174c4ff1aa66153779d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67dd2316dcc3afcf520b1d020968362217b97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a01cf5e50a247acebe7fc46b695539757576f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61575351d8570666b9e200bff8dcb15c9c14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e25497dfa4dfb885de2c138cc0d699526428f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b7490e9c666e2cae519b4c808d4dfab9af87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ef9f9988030d65087b54ee273475754d36aa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d98c37ceb74e7b38d21bd50102e13e75350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04ae833cd8b5376d6307c7ebdfdd3898d7be9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0a2e118aab3f1469b99832691762069a149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4484695889fff131afd99d09a842f8acaa240b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11fcbb8e1bd6e419d93d078304b43098c25ec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35bb151fca2e844e95ebfb81e81607cc1535e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46556caa18908aab7a62f59ae0f9b617657d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94" calcext:value-type="float">
            <text:p>82.9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3a1d5cf0ac71d5148c1aaab445ee65adf2ff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08d04f57f997c5528f9957c72e55516167fb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bd0cc1c2033fa6071a2981ccbad3637217cb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b7e0bc8e838f2d810eaf42f7c0bc4bb875344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a4f30d817d541159d8343dd0e07645667f805b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4e57224607c11144cc9d2b92a39ec3c5c7c02b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ff48a7cc9a2dc913fd1a7018f2ea36205655e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242d179dfd6e70685ff69afacaea68005b6a5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a1bacf337ea6324322e6a21a0291678880441b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921542b7b1edc40683644a8ecb20ef2fe255f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33f883f6b856eb441768b25a84752942773f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3bec1744c39915e7ec3e490529c01e2cbde7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fe62650cc2362b7d63e67664379912b48afef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7db44ef1638dadaf63841aecf13890a87753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572ffb15c211b35e0c2e430c4de8926f5ee3b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2a207da4ca3cee92f081f66528f34546ac8c8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6d0af897a27ece3bf606e8b1e508df64e101ec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6bbfe97068e2c702ca82a2facac3bf72a7641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bda7007c6c8546ab403d65e8bf9e0bdfe4ad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9ed8112807cf953d75c15ffc91fa8a54811f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4d1c50843e9f1940be5c9f8b253cd9b86b8b3b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03f9ac864f18b0115b604e84adcb2d0c48f62c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0c5b310500c4e26516bdc6dc4d42f5432f66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bf4082955dd0bf0bed915a35f6b6f5b9e0e2d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fa78d9749ea70604809cfac45493119b3184c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bc476afdec2c2807b31469331658c726a8ac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707" calcext:value-type="float">
            <text:p>4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a868c58dc7c00f793f8142b7c540fffe227d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3.44" calcext:value-type="float">
            <text:p>83.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.55" calcext:value-type="float">
            <text:p>1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b25ddca08201033f42a84c19bf9a06ee543ba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9" calcext:value-type="float">
            <text:p>21.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.87" calcext:value-type="float">
            <text:p>57.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96ab7bd9614be79f349975908b42c676a244ab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1.97" calcext:value-type="float">
            <text:p>91.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a62c4afc020c4b64e6a053cfe5efea5ce9cf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5" calcext:value-type="float">
            <text:p>2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3.02" calcext:value-type="float">
            <text:p>93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a7229318ab09fd17031c0bf03ff9cc868a284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8" calcext:value-type="float">
            <text:p>3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81.06" calcext:value-type="float">
            <text:p>8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d93d39222cc6413c89921761b5ccf993c6b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9.09" calcext:value-type="float">
            <text:p>89.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a24806b21134798a0bb3a9382c7cb11d35bc46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5" calcext:value-type="float">
            <text:p>4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9a96fa92b2ebee7cdb06eca4d312d32d37d61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1.15" calcext:value-type="float">
            <text:p>91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79" calcext:value-type="float">
            <text:p>6.7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1bf884ab683864dfaa550673b888d293faa3ccf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.46" calcext:value-type="float">
            <text:p>90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3" calcext:value-type="float">
            <text:p>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d9c03c0680ebad74a35253e4f596742a4d37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.12" calcext:value-type="float">
            <text:p>96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2b3712c3b9df2e7cc63e63799d830b12e12e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9.15" calcext:value-type="float">
            <text:p>39.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.84" calcext:value-type="float">
            <text:p>6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73bcc32fa4bee5b897968bc5ee2437d3765bef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54.54" calcext:value-type="float">
            <text:p>54.54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2.99" calcext:value-type="float">
            <text:p>92.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8ce7616cc8e6149b27fbcb8e581fc35c814c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5.38" calcext:value-type="float">
            <text:p>35.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.61" calcext:value-type="float">
            <text:p>6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ecd977cf11b60ce4851315ecc9855be71d95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5f428a9187110b634b177394a00d425d79ac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ddb751120a1d5c0999ca09f4dd295b885a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64" calcext:value-type="float">
            <text:p>7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86" calcext:value-type="float">
            <text:p>9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405f043e619683288f3e28cb1d5140a4252d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.79" calcext:value-type="float">
            <text:p>11.79</text:p>
          </table:table-cell>
          <table:table-cell office:value-type="float" office:value="74.33" calcext:value-type="float">
            <text:p>74.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92f539bf0f7eb779403eaf3089b9f42627a02e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9f7dd48218389c447a77f1f39c704f57d711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11d84eae2935e036bf195e2f02d82e25533b7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9e5184d45f0d74a117654de211199cb0a6738b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ff8bfccc96ef008659ca387cd950318175403b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17" calcext:value-type="float">
            <text:p>87.17</text:p>
          </table:table-cell>
          <table:table-cell office:value-type="float" office:value="12.82" calcext:value-type="float">
            <text:p>12.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b35c69f055973c32293ef9d777c2d12ccb16b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887b447710400d05d4a47c1b589149aadb6a9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a392f06bc894de07d89935966181452118764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3" calcext:value-type="float">
            <text:p>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e2ba9507c043e3c5d5b28358695ac61f7166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29" calcext:value-type="float">
            <text:p>15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f3e8801c5814ff819a35546d4d4131aa86b9e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63" calcext:value-type="float">
            <text:p>120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5a7488fa04e42b8f46153eb8a83f91c2ec23a6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9.04" calcext:value-type="float">
            <text:p>99.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a23c3eb508bd15bc68999f448224eb7cc643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0.49" calcext:value-type="float">
            <text:p>0.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9d8d5aa88bfaecdf56151a56f3eab23380bd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00" calcext:value-type="float">
            <text:p>2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9e3f095a8c8ec5be8c9455a668b87a1c5fb83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65" calcext:value-type="float">
            <text:p>99.65</text:p>
          </table:table-cell>
          <table:table-cell office:value-type="float" office:value="0.34" calcext:value-type="float">
            <text:p>0.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1cf1e6926c2612d05a1bcfac9da8975a50f1a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6" calcext:value-type="float">
            <text:p>3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5da085d6117768a97d73f65ab025e33a96ee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92" calcext:value-type="float">
            <text:p>15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93" calcext:value-type="float">
            <text:p>99.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39cbf386dd7a6eb4f748f11eece300f81327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12" calcext:value-type="float">
            <text:p>4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c13d9861b0c5e4aa5f666159c93f656b43b2b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afa8140c5706c8ad105e50cef63df83db66e7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8" calcext:value-type="float">
            <text:p>2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bf76f70fcb0d40ed02b4c1a0ade74a0c1ff4c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.52" calcext:value-type="float">
            <text:p>81.52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73" calcext:value-type="float">
            <text:p>12.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664f118c77f5576f4e22e874656eec1872f9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cb7261ac26b5b010ca13c00207629410a3b7d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82" calcext:value-type="float">
            <text:p>4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7c8f32ef5cca2aa578f9d48937e69c90376f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987" calcext:value-type="float">
            <text:p>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aa110eedc3398599fdb7f2aa5ebf21b123ac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3" calcext:value-type="float">
            <text:p>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3" calcext:value-type="float">
            <text:p>9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bc82e41d2c156c7f887105baec8a13e2d34d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c6e54a8efab9594da282d9082d53016ead19df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8" calcext:value-type="float">
            <text:p>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c5136450941390a24c2458844250ce396b4c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36bdaa71117440cba3d79d5f9896d715b32b3c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d8370cfe4a5d340889a2b664e382a16535ed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9" calcext:value-type="float">
            <text:p>99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1bb7e9284d571aef0602bf504626bb466ff64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7399bd156f6031f6ef692adba4548ba5f00b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07" calcext:value-type="float">
            <text:p>96.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6fc3a453de33d3bee68237e2840d42efddb6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5324" calcext:value-type="float">
            <text:p>14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528842f017fa6dc961cdeefef509d682c60e1f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1" calcext:value-type="float">
            <text:p>99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03462c0474650ad8726666af49941a8c2a0a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3bd411b8ae9487f4278abcfe852cc7239100e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7" calcext:value-type="float">
            <text:p>9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fef2be3077dec1014ebba917ef0a067318d3e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6" calcext:value-type="float">
            <text:p>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53aa79aa0ed8504985b1f454748eb84f209dfb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8e1c64dc339b964edd9904910a35818f565e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4" calcext:value-type="float">
            <text:p>99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0985aa9e8fd9fad3eb0307e45e44e09478eb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82eafafd2b75ab67c35768de04ee72da5df3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bee0c272e5a5fea1686097600b66a710dcf9f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6" calcext:value-type="float">
            <text:p>9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9af59f341a599efa705dabcc996c47e411cd3d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8" calcext:value-type="float">
            <text:p>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f78a1d6bedc21b106362aff7923171a76557f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3" calcext:value-type="float">
            <text:p>72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" calcext:value-type="float">
            <text:p>0</text:p>
          </table:table-cell>
          <table:table-cell office:value-type="float" office:value="16.39" calcext:value-type="float">
            <text:p>16.3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de08d6386b7edccdcc0945031bbcb7e710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47.82" calcext:value-type="float">
            <text:p>47.8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b7ab5e7d3a1fbcd32b197cfbc646ea179f9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87.36" calcext:value-type="float">
            <text:p>87.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56465770c1b43e1abf986ebbc2082284d81d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57" calcext:value-type="float">
            <text:p>64.57</text:p>
          </table:table-cell>
          <table:table-cell office:value-type="float" office:value="35.42" calcext:value-type="float">
            <text:p>35.4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8d90f08f26e921803bff7da995f0e18a5ac9e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24" calcext:value-type="float">
            <text:p>24.24</text:p>
          </table:table-cell>
          <table:table-cell office:value-type="float" office:value="60.6" calcext:value-type="float">
            <text:p>60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106b51d2c44d020a2eab4f45795945dce1b0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18" calcext:value-type="float">
            <text:p>1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96.28" calcext:value-type="float">
            <text:p>96.2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30a13597d3f32c6f63c7085cebb027770f69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46" calcext:value-type="float">
            <text:p>32.46</text:p>
          </table:table-cell>
          <table:table-cell office:value-type="float" office:value="67.53" calcext:value-type="float">
            <text:p>67.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3955d618568c14bab4c343f193e780acc568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b9ea24267cd8057c474979aad1f0fa4efdf18f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58" calcext:value-type="float">
            <text:p>27.58</text:p>
          </table:table-cell>
          <table:table-cell office:value-type="float" office:value="23.27" calcext:value-type="float">
            <text:p>23.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87675f824417d1b8d7d6b487a3ec2ebb7df3b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72" calcext:value-type="float">
            <text:p>38.72</text:p>
          </table:table-cell>
          <table:table-cell office:value-type="float" office:value="61.27" calcext:value-type="float">
            <text:p>61.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ae5a804930b580426ac445c2c8374305ddfd8e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04" calcext:value-type="float">
            <text:p>44.04</text:p>
          </table:table-cell>
          <table:table-cell office:value-type="float" office:value="55.95" calcext:value-type="float">
            <text:p>55.9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737e30e10ec51f2302e2b93a77c1d6ef1e551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.33" calcext:value-type="float">
            <text:p>43.33</text:p>
          </table:table-cell>
          <table:table-cell office:value-type="float" office:value="56.66" calcext:value-type="float">
            <text:p>56.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21fb3f13fc5485e06484b1185b488e159fac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87" calcext:value-type="float">
            <text:p>33.87</text:p>
          </table:table-cell>
          <table:table-cell office:value-type="float" office:value="66.12" calcext:value-type="float">
            <text:p>66.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6717ea842ec382c9c1f73c418fb95bfa1418a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28" calcext:value-type="float">
            <text:p>64.28</text:p>
          </table:table-cell>
          <table:table-cell office:value-type="float" office:value="35.71" calcext:value-type="float">
            <text:p>35.7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48926b62bbd30d84c0d6fcc3e10b2f8765158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42.4" calcext:value-type="float">
            <text:p>42.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742a3434c2a022e2893779e850b263738ae1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1" calcext:value-type="float">
            <text:p>15.91</text:p>
          </table:table-cell>
          <table:table-cell office:value-type="float" office:value="84.08" calcext:value-type="float">
            <text:p>84.0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b20f59cad869f5d6d5563a420a2add97099a9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9844561ef62ba7b8d6e517cf0a850412f382b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05" calcext:value-type="float">
            <text:p>14.05</text:p>
          </table:table-cell>
          <table:table-cell office:value-type="float" office:value="27.45" calcext:value-type="float">
            <text:p>27.45</text:p>
          </table:table-cell>
          <table:table-cell office:value-type="float" office:value="7.18" calcext:value-type="float">
            <text:p>7.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fe474fbcda33a8b5f58aede9c4dc95b34531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93" calcext:value-type="float">
            <text:p>35.93</text:p>
          </table:table-cell>
          <table:table-cell office:value-type="float" office:value="42.18" calcext:value-type="float">
            <text:p>42.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7" calcext:value-type="float">
            <text:p>21.8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951548ef7b56634b6823a7bbefc37a2b42405f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33" calcext:value-type="float">
            <text:p>28.33</text:p>
          </table:table-cell>
          <table:table-cell office:value-type="float" office:value="71.66" calcext:value-type="float">
            <text:p>71.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c47bf5246b08c9a2830410fbdbd3469e0abfe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1" calcext:value-type="float">
            <text:p>457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33" calcext:value-type="float">
            <text:p>33</text:p>
          </table:table-cell>
          <table:table-cell office:value-type="float" office:value="510" calcext:value-type="float">
            <text:p>5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41" calcext:value-type="float">
            <text:p>29.41</text:p>
          </table:table-cell>
          <table:table-cell office:value-type="float" office:value="67.84" calcext:value-type="float">
            <text:p>67.84</text:p>
          </table:table-cell>
          <table:table-cell office:value-type="float" office:value="2.74" calcext:value-type="float">
            <text:p>2.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c1c93f5345efb755d568339aed9aef394570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fcb6931d090074f0b39f08d30d495a32f49bf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8.38" calcext:value-type="float">
            <text:p>98.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7ed594e9d2d48f192b353c3c36bf67ed6637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30cb993102e4d297be9679e8e14f488255be7b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e26fd49e7645c187e908c01e061a3fd25b2e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5e984b3fbe036e172916db24486e630aa5e1e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bfe47b884218424812b598085e1f2d1226816b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1464a31e2e17946c2c96eb76ef9f7e1680b1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35ca3da34cfd29954e8bb3999ea40983ce1f6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23ce145661844ec6e95cbeb03eacd021e0d4b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217c28ef8ad859152e11f992b6ae9ec9d26f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d35dbbd079106a0645dea172af470d2ce7da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6ef514dcba3165827a92d748af4d51efee41fb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4d26c1a62bc1a68c2380b76b0bba5c54ad22a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990831d7b413d36cfcfe8b94401a188cf0c4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4.73" calcext:value-type="float">
            <text:p>94.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efb92665bcf4843b4d645abf628d1a828643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26df76de4af9983b9665f025aa91ca0f19f7d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2.85" calcext:value-type="float">
            <text:p>92.8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578b20a90ca22200f075983f3722fa93ea8c8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da6746c8820f639de325632aa508ac262efc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a767a0a5ca6fe0f61f9c45852c1a2448acdee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711" calcext:value-type="float">
            <text:p>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f3689513026ba64122f1e254d6facef4d2e3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b7a1603f1e0948ca0cab011987f616e72961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.86" calcext:value-type="float">
            <text:p>34.86</text:p>
          </table:table-cell>
          <table:table-cell office:value-type="float" office:value="61.46" calcext:value-type="float">
            <text:p>61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1ca340e4b42a7c8b5da992b87efc393e7ca12b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.41" calcext:value-type="float">
            <text:p>10.41</text:p>
          </table:table-cell>
          <table:table-cell office:value-type="float" office:value="89.58" calcext:value-type="float">
            <text:p>89.5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2ad6265dd7f2ba0c36e23b51b3ca0911f428a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.78" calcext:value-type="float">
            <text:p>34.78</text:p>
          </table:table-cell>
          <table:table-cell office:value-type="float" office:value="65.21" calcext:value-type="float">
            <text:p>65.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acbe17ee13d67ed0b0e359f0de5c576185c4ca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.94" calcext:value-type="float">
            <text:p>50.94</text:p>
          </table:table-cell>
          <table:table-cell office:value-type="float" office:value="49.05" calcext:value-type="float">
            <text:p>49.0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56a6a43aa04f309ae9874e13e58b3b009fe45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f0c75c63d1fd9433b50a9b226123bc323454e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3cad427cdcc6b6062522bbadc3e7059f0d0ab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4" calcext:value-type="float">
            <text:p>3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82.29" calcext:value-type="float">
            <text:p>82.2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67e1d9b5c7a9dc50c66770a033f11c5ca93f7f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.22" calcext:value-type="float">
            <text:p>39.22</text:p>
          </table:table-cell>
          <table:table-cell office:value-type="float" office:value="60.77" calcext:value-type="float">
            <text:p>60.7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0661d40fe51370cf8898c626a339d4159471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45" calcext:value-type="float">
            <text:p>9.45</text:p>
          </table:table-cell>
          <table:table-cell office:value-type="float" office:value="79.72" calcext:value-type="float">
            <text:p>79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2e01f8be2d0277dc015ef96d919188949ae3c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office:value-type="float" office:value="68.42" calcext:value-type="float">
            <text:p>68.4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083b3ff3f8c00da0aa751d4c11c734d0b7249b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89.32" calcext:value-type="float">
            <text:p>89.3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02ee93e58852810d8c2d5cc1f78cedc941f2a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office:value-type="float" office:value="53.33" calcext:value-type="float">
            <text:p>53.3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dc336e691fa3bb34f8fc36bc39d19cad1d582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84.61" calcext:value-type="float">
            <text:p>84.6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858dcd771feffab7a224c7e44f83e14d70dbac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86.66" calcext:value-type="float">
            <text:p>86.6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41bdd95197ba10651eee8366e67176fb3b5b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1.74" calcext:value-type="float">
            <text:p>31.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.63" calcext:value-type="float">
            <text:p>20.63</text:p>
          </table:table-cell>
          <table:table-cell office:value-type="float" office:value="47.61" calcext:value-type="float">
            <text:p>47.6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480f4cb2573b9dfd13acedacad04b02d60e40f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  <table:table-cell office:value-type="float" office:value="89.07" calcext:value-type="float">
            <text:p>89.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52cba75e58b86955a0b8a5015b8282ca406b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9" calcext:value-type="float">
            <text:p>86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.84" calcext:value-type="float">
            <text:p>43.84</text:p>
          </table:table-cell>
          <table:table-cell office:value-type="float" office:value="56.15" calcext:value-type="float">
            <text:p>56.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3dd0e650bcc5a200a5b9b5ea57a6dd09f3f2ce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91.07" calcext:value-type="float">
            <text:p>91.0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c01ceb0cf1305c08196e0608a88595c1bcbb6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4" calcext:value-type="float">
            <text:p>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.42" calcext:value-type="float">
            <text:p>31.42</text:p>
          </table:table-cell>
          <table:table-cell office:value-type="float" office:value="68.57" calcext:value-type="float">
            <text:p>68.5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e5b48c56e5429377aee07e8d7119d264fdba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5221ff54625e9d2ca4563aeacac49886d55cd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6ecedd16cb521cd3bdc00ef6f5b9f952b238d7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6.17" calcext:value-type="float">
            <text:p>66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2" calcext:value-type="float">
            <text:p>33.82</text:p>
          </table:table-cell>
        </table:table-row>
        <table:table-row table:style-name="ro1">
          <table:table-cell office:value-type="string" calcext:value-type="string">
            <text:p>f677d514d6af4c91e9f5d5b365c0c685df95232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449a9545aff385d6d276d6ee2bf86b34ac5f6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117f2efad83ded3bae4f5dc968381d43bd67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9.25" calcext:value-type="float">
            <text:p>59.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4bdfcec040f8c526ba2630b621e3783d3a1ca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7.81" calcext:value-type="float">
            <text:p>57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string" calcext:value-type="string">
            <text:p>8b67fe4ac5f90e2b7bc4e73dda70b37f01cf56a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1910bb430f861679868a6fca453f7b6890b1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fd423090bd57b2a31642ac5ba847038be0a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bd90f526d9792c381b10974dc9039e4b6724f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3a4336d1fc3e7953fec1fc4588779ade61d84b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f600e5726f67f802f3aa4bec2bba937d01b4a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74633153831a20f2cab34a881a69f3b4949fa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5.74" calcext:value-type="float">
            <text:p>95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string" calcext:value-type="string">
            <text:p>6a7355704d7c2631e205c2033bc6cd4c0d73513f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4.73" calcext:value-type="float">
            <text:p>94.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f245b6de310c529a65c70091d1c943aaf4e42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7.87" calcext:value-type="float">
            <text:p>87.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3b601e9e212251e9ac1e3d5f85fdcb9aa804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9.23" calcext:value-type="float">
            <text:p>69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string" calcext:value-type="string">
            <text:p>d7db395dbf5629c339723fa87246b6c7ce4df28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.27" calcext:value-type="float">
            <text:p>27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72" calcext:value-type="float">
            <text:p>72.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cced8be735d1ff0820b9aecbe2ab40a793cad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4.61" calcext:value-type="float">
            <text:p>84.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eeae49ae85fb644996fedb970ad9d0e297ca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6" calcext:value-type="float">
            <text:p>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58cbdae1888e295881f93afa9404dc9ea481b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12" calcext:value-type="float">
            <text:p>28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office:value-type="float" office:value="86.87" calcext:value-type="float">
            <text:p>86.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90158652ccde83b10b545eb78b5e30eb92a92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60" calcext:value-type="float">
            <text:p>7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8.94" calcext:value-type="float">
            <text:p>8.94</text:p>
          </table:table-cell>
          <table:table-cell office:value-type="float" office:value="90.52" calcext:value-type="float">
            <text:p>90.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35c55f624ab44c8f21e64a92d203131f83d18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.78" calcext:value-type="float">
            <text:p>71.78</text:p>
          </table:table-cell>
          <table:table-cell office:value-type="float" office:value="28.21" calcext:value-type="float">
            <text:p>28.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79d538b7f491ecf911c408c51d88d043d07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5" calcext:value-type="float">
            <text:p>9.75</text:p>
          </table:table-cell>
          <table:table-cell office:value-type="float" office:value="90.24" calcext:value-type="float">
            <text:p>90.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34b0f2831ef4b2d8fed4100b30a5c1832fe92f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.86" calcext:value-type="float">
            <text:p>31.86</text:p>
          </table:table-cell>
          <table:table-cell office:value-type="float" office:value="59.34" calcext:value-type="float">
            <text:p>59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9" calcext:value-type="float">
            <text:p>7.6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58ad378ff6997e3bf4ccc29a8ac8b5f420dea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6" calcext:value-type="float">
            <text:p>2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18" calcext:value-type="float">
            <text:p>11.18</text:p>
          </table:table-cell>
          <table:table-cell office:value-type="float" office:value="88.11" calcext:value-type="float">
            <text:p>8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8ae7a490cd2e6db0fb71b491f2b20ea2d94a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5" calcext:value-type="float">
            <text:p>4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17.28" calcext:value-type="float">
            <text:p>17.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ae44a34d5bacaee30cd8562f3aab51a6e5baea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8" calcext:value-type="float">
            <text:p>1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.34" calcext:value-type="float">
            <text:p>86.34</text:p>
          </table:table-cell>
          <table:table-cell office:value-type="float" office:value="13.65" calcext:value-type="float">
            <text:p>13.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937af3e689bfd8b0131e6f68a3c0c5a6959a7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52" calcext:value-type="float">
            <text:p>1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28" calcext:value-type="float">
            <text:p>52.28</text:p>
          </table:table-cell>
          <table:table-cell office:value-type="float" office:value="47.71" calcext:value-type="float">
            <text:p>47.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a2a883c7d611cbb3ea6ff314d1a34a733474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790" calcext:value-type="float">
            <text:p>67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89.8" calcext:value-type="float">
            <text:p>89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2cf112a325bd632c26396f55c8ca015e0a9a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.51" calcext:value-type="float">
            <text:p>45.51</text:p>
          </table:table-cell>
          <table:table-cell office:value-type="float" office:value="10.84" calcext:value-type="float">
            <text:p>1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4" calcext:value-type="float">
            <text:p>41.7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c29549318d561e0fe323dfb53bc739f05d320c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95" calcext:value-type="float">
            <text:p>15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34" calcext:value-type="float">
            <text:p>70.34</text:p>
          </table:table-cell>
          <table:table-cell office:value-type="float" office:value="5.07" calcext:value-type="float">
            <text:p>5.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d1b2c8d24cbbf79f497de10a5511db662b1fe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4828" calcext:value-type="float">
            <text:p>548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99.39" calcext:value-type="float">
            <text:p>99.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ac5ea76b9b2f7f466dab8d9cb1c296c5fb41d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94" calcext:value-type="float">
            <text:p>8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46.75" calcext:value-type="float">
            <text:p>46.75</text:p>
          </table:table-cell>
          <table:table-cell office:value-type="float" office:value="47.53" calcext:value-type="float">
            <text:p>47.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b1a332615a2bc33ef47ae7092ca78593eed7a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33" calcext:value-type="float">
            <text:p>2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84.97" calcext:value-type="float">
            <text:p>84.97</text:p>
          </table:table-cell>
          <table:table-cell office:value-type="float" office:value="14.59" calcext:value-type="float">
            <text:p>14.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feefb028335e8024d58c34b8707b7f7a58c5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88" calcext:value-type="float">
            <text:p>25.88</text:p>
          </table:table-cell>
          <table:table-cell office:value-type="float" office:value="47.71" calcext:value-type="float">
            <text:p>47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f39be9c33d170378edc370678b273be7455d9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4.58" calcext:value-type="float">
            <text:p>4.58</text:p>
          </table:table-cell>
          <table:table-cell office:value-type="float" office:value="94.18" calcext:value-type="float">
            <text:p>94.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2929507253f4d65aa1dc04ef390c48bc3b016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63" calcext:value-type="float">
            <text:p>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91" calcext:value-type="float">
            <text:p>43.91</text:p>
          </table:table-cell>
          <table:table-cell office:value-type="float" office:value="34.41" calcext:value-type="float">
            <text:p>34.4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.66" calcext:value-type="float">
            <text:p>21.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8796242c5210029095f4536cfc0fb8d35fb58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1442" calcext:value-type="float">
            <text:p>3314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96.24" calcext:value-type="float">
            <text:p>96.2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179c8c3704e8f9473971753dbb533d0db722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22" calcext:value-type="float">
            <text:p>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office:value-type="float" office:value="89.83" calcext:value-type="float">
            <text:p>89.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f02bdc7c3daf99696d4454c432f1889cc7dc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6c5d26ead467688e39bc423661afa706dba1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ab27ad3d5c0d84e79fd8c13f2dcdf00205860f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9" calcext:value-type="float">
            <text:p>41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6b8b7e67e07279117668093778eab2fd4350f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55d75f5c54fc0ba491f4ce3d89812881cbe7c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e68ea638d2891b47c2d18544d88b9221700a8b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046564afb2b3c2c39edf379bfcae526d248df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2.85" calcext:value-type="float">
            <text:p>9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8b7655b11362d5a80fed4c26b1c250fa9f9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3e1af67bcc6175a6c2472a81c38b070c0fc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19" calcext:value-type="float">
            <text:p>8.19</text:p>
          </table:table-cell>
          <table:table-cell office:value-type="float" office:value="0" calcext:value-type="float">
            <text:p>0</text:p>
          </table:table-cell>
          <table:table-cell office:value-type="float" office:value="28.68" calcext:value-type="float">
            <text:p>28.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37" calcext:value-type="float">
            <text:p>57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f2666899f689faaa45292f422327b7eb50acda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a1fc19166c7b29c56ef93269006961d073d4f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b7dd6ef2e864f4ce76b67b501b9ec57640bd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6.42" calcext:value-type="float">
            <text:p>96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5da9f8ca3e5839558dde1477014973377464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fc20e4a825de5118ddbce0fb8c8259657540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aac122432098e1ef3f09363bd9d047e238d0cb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34ef936686d9adff91deea4cc31dbdfe7508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2.98" calcext:value-type="float">
            <text:p>92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7307be6810ba8af87a6258c6f11a21ecbc4d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.09" calcext:value-type="float">
            <text:p>9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feec0ead1d770b208657d62c81385c473d7f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4b92646595eedaa1a1c1876230203e466ebbcf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8041" calcext:value-type="float">
            <text:p>80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73.48" calcext:value-type="float">
            <text:p>73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6fe0cd70b94e8ae60633dc5073299979e406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b33b7f5c78c3f1caad36a53af29a72a2e0bf4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99.31" calcext:value-type="float">
            <text:p>99.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3354fd5f4b61be1c51964b871841fe0099d6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86" calcext:value-type="float">
            <text:p>1586</text:p>
          </table:table-cell>
          <table:table-cell office:value-type="float" office:value="82.91" calcext:value-type="float">
            <text:p>82.9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38" calcext:value-type="float">
            <text:p>1.38</text:p>
          </table:table-cell>
          <table:table-cell office:value-type="float" office:value="0.06" calcext:value-type="float">
            <text:p>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5dd9042595338bf15d1fb9c3bb36a8807e2db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97.87" calcext:value-type="float">
            <text:p>97.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b92336cbb1d8b34233a2bd4f64d6e8b0844a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6" calcext:value-type="float">
            <text:p>1366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88f85de8a9ec3755198f57d40e9b091ca2aaee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5.47" calcext:value-type="float">
            <text:p>75.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.52" calcext:value-type="float">
            <text:p>24.5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5b210984fe511bbe5175f85153ba5475fdae6b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30" calcext:value-type="float">
            <text:p>2230</text:p>
          </table:table-cell>
          <table:table-cell office:value-type="float" office:value="98.96" calcext:value-type="float">
            <text:p>98.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cad61be517f6679a75c9c6be87f97fa55bd3d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66" calcext:value-type="float">
            <text:p>3166</text:p>
          </table:table-cell>
          <table:table-cell office:value-type="float" office:value="87.58" calcext:value-type="float">
            <text:p>87.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.41" calcext:value-type="float">
            <text:p>12.4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cf453e6bdbac5e176806b0ad07ad33e32a5f4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92" calcext:value-type="float">
            <text:p>592</text:p>
          </table:table-cell>
          <table:table-cell office:value-type="float" office:value="89.35" calcext:value-type="float">
            <text:p>89.3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c83e8bf6aa50c97ba229400c6dcd7efbc832b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96.08" calcext:value-type="float">
            <text:p>96.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91" calcext:value-type="float">
            <text:p>3.9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55458601a3de5b54cb12985da33e9f260198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255" calcext:value-type="float">
            <text:p>5255</text:p>
          </table:table-cell>
          <table:table-cell office:value-type="float" office:value="21.94" calcext:value-type="float">
            <text:p>21.9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.64" calcext:value-type="float">
            <text:p>75.6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c68128fea5618902c62c62436e2bad1eb865b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99" calcext:value-type="float">
            <text:p>1299</text:p>
          </table:table-cell>
          <table:table-cell office:value-type="float" office:value="43.18" calcext:value-type="float">
            <text:p>43.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.85" calcext:value-type="float">
            <text:p>15.8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9f05131e22ce96c563c6dbed03b10a6b28b82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85.19" calcext:value-type="float">
            <text:p>85.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adbcaddd07f8d7777a290a387fbaf54960030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23" calcext:value-type="float">
            <text:p>5423</text:p>
          </table:table-cell>
          <table:table-cell office:value-type="float" office:value="98.52" calcext:value-type="float">
            <text:p>98.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c24b62fb39491dad5998522e62644e4cbccd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d972eb28e671178acd2ac0edd1227f8b3b843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8dd9544590b5b4bd210d7eb18bd14ed10e14d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0" calcext:value-type="float">
            <text:p>710</text:p>
          </table:table-cell>
          <table:table-cell office:value-type="float" office:value="49.43" calcext:value-type="float">
            <text:p>49.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0.56" calcext:value-type="float">
            <text:p>50.5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e7739e603f6a399d5f5a91df60cb2a3d28ccf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99.18" calcext:value-type="float">
            <text:p>99.1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5c1f4ba9338f2171b264b88e6e29a2aa0ef0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5" calcext:value-type="float">
            <text:p>2335</text:p>
          </table:table-cell>
          <table:table-cell office:value-type="float" office:value="96.27" calcext:value-type="float">
            <text:p>96.2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e51631f10bc07e5ad850ac70e616cb5da6708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93.5" calcext:value-type="float">
            <text:p>93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.49" calcext:value-type="float">
            <text:p>6.4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4fe769c40e8abda7fbd6cbfeae6452cfecfd6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87.04" calcext:value-type="float">
            <text:p>87.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.95" calcext:value-type="float">
            <text:p>12.9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1a6e79d5e187e78495d4450688aec254e062c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8477304e28b0034485a9b94fbfb9d5e6ab98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a61c306ceda2c84cad9b3b9ec65d49c54ba66a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0.29" calcext:value-type="float">
            <text:p>0.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a6c917f1bab94b458e9541af80e0d7d4370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6b2a25476a09f6e67649c3db6730bf14a9f89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006bf9e9e554fe669df25ac6f16e4db06fa4c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7e8f068a8ad58a1a03eb96f089637960d02d9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2e5d8c66a7f1be888fa00ea68be8ef50dd830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cd49313e88b0540dd306180d0a62c1601857d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0220ac8a447b8e04f4647335a8ee876dacc27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55500c4fc2ccc9b2a46511f5ec128d04b5de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e46b32410ca69b2dc6d0a12f05e9c424d3757f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40b8905a8fa23ea9d80162e6cf845cbf6d471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9e91693c0bd0a39a7d8a0a791505897606a88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b82685d3da78b05e731ab4da6cb00186c9db8b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f659a6d0db14b151e861bc6aea50995cb15e5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7c68079aacf9bc94170058ad7b305c35b046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3ce4247bf569edf8cbf0e1b12fef96ed71d0f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d89e0e8ec9dddb8ecfd876c5fba6feff1f7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c8797de97861793f42922fca6b62ee493c56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244" calcext:value-type="float">
            <text:p>92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a2e26540b9800325e207c91b0b8d2556900fb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251" calcext:value-type="float">
            <text:p>3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98" calcext:value-type="float">
            <text:p>39.98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5" calcext:value-type="float">
            <text:p>59.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dde341531958c0fad7e70201fa5c4b97bb57e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4083" calcext:value-type="float">
            <text:p>4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73" calcext:value-type="float">
            <text:p>35.7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58" calcext:value-type="float">
            <text:p>63.5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d75f7166299b187e51c84330f039c18cf25cea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406" calcext:value-type="float">
            <text:p>3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78" calcext:value-type="float">
            <text:p>36.7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8" calcext:value-type="float">
            <text:p>62.3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8aeb02f766343501417206d834642614e6076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929" calcext:value-type="float">
            <text:p>19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8" calcext:value-type="float">
            <text:p>96.7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53f712e4f53d0b9337c0b571b2c9260dfe662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959" calcext:value-type="float">
            <text:p>19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81" calcext:value-type="float">
            <text:p>95.8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5040daac5a13ddbe78095af995654b3b93cce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3667" calcext:value-type="float">
            <text:p>3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45" calcext:value-type="float">
            <text:p>63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e5ec519716cfdb71fff511fb9f826c79522a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4529" calcext:value-type="float">
            <text:p>4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04" calcext:value-type="float">
            <text:p>31.04</text:p>
          </table:table-cell>
          <table:table-cell office:value-type="float" office:value="8.27" calcext:value-type="float">
            <text:p>8.27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07" calcext:value-type="float">
            <text:p>60.0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6e65f1f994a76350c7eab6a71201b40065ed7f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617" calcext:value-type="float">
            <text:p>36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5" calcext:value-type="float">
            <text:p>62.9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db0f9b78c002e17cd6e28a695d88f7feec81d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041" calcext:value-type="float">
            <text:p>30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02" calcext:value-type="float">
            <text:p>91.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c8d4dbfcababc862b01e8f9ef847ab8746f6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333" calcext:value-type="float">
            <text:p>9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69" calcext:value-type="float">
            <text:p>82.6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d2c43e42a31020ee7eeea276224e9b0b165a7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042" calcext:value-type="float">
            <text:p>3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99" calcext:value-type="float">
            <text:p>90.9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2dbe637a6a7297820990da49e884a88bcac6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951" calcext:value-type="float">
            <text:p>29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91" calcext:value-type="float">
            <text:p>59.9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1326aed2596cf7038f50440291742b28b198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963" calcext:value-type="float">
            <text:p>29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4" calcext:value-type="float">
            <text:p>4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95" calcext:value-type="float">
            <text:p>95.9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4cc604dd5386377e38f0680c19164a2eff028c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773" calcext:value-type="float">
            <text:p>3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83" calcext:value-type="float">
            <text:p>35.83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42" calcext:value-type="float">
            <text:p>63.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67a12943d9a80f3ae9a7f93a65a072ae297b0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office:value-type="float" office:value="42.62" calcext:value-type="float">
            <text:p>42.62</text:p>
          </table:table-cell>
          <table:table-cell office:value-type="float" office:value="35" calcext:value-type="float">
            <text:p>35</text:p>
          </table:table-cell>
          <table:table-cell office:value-type="float" office:value="2128" calcext:value-type="float">
            <text:p>2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92" calcext:value-type="float">
            <text:p>8.92</text:p>
          </table:table-cell>
          <table:table-cell office:value-type="float" office:value="2.39" calcext:value-type="float">
            <text:p>2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355e1c34970a031aa8bb2f1ab98b97f13068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office:value-type="float" office:value="256" calcext:value-type="float">
            <text:p>256</text:p>
          </table:table-cell>
          <table:table-cell office:value-type="float" office:value="22.54" calcext:value-type="float">
            <text:p>22.54</text:p>
          </table:table-cell>
          <table:table-cell office:value-type="float" office:value="995" calcext:value-type="float">
            <text:p>995</text:p>
          </table:table-cell>
          <table:table-cell office:value-type="float" office:value="30870" calcext:value-type="float">
            <text:p>308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19" calcext:value-type="float">
            <text:p>10.19</text:p>
          </table:table-cell>
          <table:table-cell office:value-type="float" office:value="6.19" calcext:value-type="float">
            <text:p>6.19</text:p>
          </table:table-cell>
          <table:table-cell office:value-type="float" office:value="67.26" calcext:value-type="float">
            <text:p>67.2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e4805c2b8dce079d31da5221b94f9f4f406ffde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5280" calcext:value-type="float">
            <text:p>25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6" calcext:value-type="float">
            <text:p>99.7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d225a1790c52c530470350f1edf53aef4f5af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409" calcext:value-type="float">
            <text:p>34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75" calcext:value-type="float">
            <text:p>36.7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42" calcext:value-type="float">
            <text:p>62.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c13890e8a82b3bfb53d76626721be020602c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80" calcext:value-type="float">
            <text:p>14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.33" calcext:value-type="float">
            <text:p>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6d80e1da8e9745f5abce523c415c8da2cb32d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216" calcext:value-type="float">
            <text:p>2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7" calcext:value-type="float">
            <text:p>96.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b343080b2cf94a1b48a5c5b3e7b4be8414cba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6f02b7337479144637ebdad65cc25f8ff0967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.36" calcext:value-type="float">
            <text:p>4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1" calcext:value-type="float">
            <text:p>48.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4aadd61660a407e5a7ac2af3ec787c3c9991286c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77.41" calcext:value-type="float">
            <text:p>77.41</text:p>
          </table:table-cell>
          <table:table-cell office:value-type="float" office:value="0" calcext:value-type="float">
            <text:p>0</text:p>
          </table:table-cell>
          <table:table-cell office:value-type="float" office:value="10.96" calcext:value-type="float">
            <text:p>10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ecf6a316f3b12751ecb15b7d5087a3f1ab56ac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99.42" calcext:value-type="float">
            <text:p>99.4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aa760b570540087511d4fbc61d251a5453824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96.36" calcext:value-type="float">
            <text:p>96.3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599ae7bddfbe4b52f4119fe9a226caf0aed0b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99.37" calcext:value-type="float">
            <text:p>99.3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af7092797db6d9dfd28b376696119ac87477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bdfcdc8a700d41fcb7f48310fe0619db5980a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95.23" calcext:value-type="float">
            <text:p>95.2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def22a0e76cdbb77a5c63576ecb9549408f8a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75863d94a9da25b8ba8da4e186456540e6b12c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6.39" calcext:value-type="float">
            <text:p>96.3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8d4709d94f3c939632e209409a80e0a25d41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45e5bcda6ba92bbeff85cf5277ef3d5ed1de4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98.28" calcext:value-type="float">
            <text:p>98.2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1c08aca7e7e5ad959b9b48ac49073d2855ee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29675941f8f5c2067c2a19cfff3c264aac88e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6" calcext:value-type="float">
            <text:p>8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f5b96a5e3ffea18380972e4db486750b36d9e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35" calcext:value-type="float">
            <text:p>1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98.82" calcext:value-type="float">
            <text:p>98.8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bb4d0944b4cebf313311da35785c30b1ef038b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3" calcext:value-type="float">
            <text:p>6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181292ebe1b49f94b9b9cef826926cce5dba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f56810e9d797d8702f75b66f4e48b1ca88d4b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fce79e474a08ae3972f7d27c1d3666c1cd27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690" calcext:value-type="float">
            <text:p>76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83303f9d03bf0552a4d5ce0686265f795121ff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2.35" calcext:value-type="float">
            <text:p>82.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label_tmpl-2022-05-20-02'.A1:'label_tmpl-2022-05-20-02'.AB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7:52:03.170746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0T18:23:24.149016203</dc:date>
    <meta:editing-duration>PT2H1M31S</meta:editing-duration>
    <meta:editing-cycles>2</meta:editing-cycles>
    <meta:generator>LibreOffice/6.4.7.2$Linux_X86_64 LibreOffice_project/40$Build-2</meta:generator>
    <meta:document-statistic meta:table-count="1" meta:cell-count="21766" meta:object-count="0"/>
  </office:meta>
</office:document-meta>
</file>